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Iosevka NF" svg:font-family="'Iosevka NF'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2a6099" loext:opacity="100%" style:font-name="Iosevka NF" fo:font-size="2pt" officeooo:paragraph-rsid="012caf97" fo:background-color="transparent" style:font-size-asian="2pt" style:font-size-complex="2pt"/>
    </style:style>
    <style:style style:name="P2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003a630" officeooo:paragraph-rsid="0175cb5a" style:font-size-asian="2pt" style:font-weight-asian="normal" style:font-size-complex="2pt" style:font-weight-complex="normal"/>
    </style:style>
    <style:style style:name="P3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019c4a9" officeooo:paragraph-rsid="0175cb5a" style:font-size-asian="2pt" style:font-weight-asian="normal" style:font-size-complex="2pt" style:font-weight-complex="normal"/>
    </style:style>
    <style:style style:name="P4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007b783" officeooo:paragraph-rsid="0175cb5a" style:font-size-asian="2pt" style:font-weight-asian="normal" style:font-size-complex="2pt" style:font-weight-complex="normal"/>
    </style:style>
    <style:style style:name="P5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175cb5a" officeooo:paragraph-rsid="0175cb5a" style:font-size-asian="2pt" style:font-weight-asian="normal" style:font-size-complex="2pt" style:font-weight-complex="normal"/>
    </style:style>
    <style:style style:name="P6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rsid="01542a8d" officeooo:paragraph-rsid="01542a8d" style:font-size-asian="2pt" style:font-size-complex="2pt"/>
    </style:style>
    <style:style style:name="P7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2caf97" style:font-size-asian="2pt" style:font-size-complex="2pt"/>
    </style:style>
    <style:style style:name="P8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ccf160" style:font-size-asian="2pt" style:font-size-complex="2pt"/>
    </style:style>
    <style:style style:name="P9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d5e6f4" style:font-size-asian="2pt" style:font-size-complex="2pt"/>
    </style:style>
    <style:style style:name="P10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2e1d93" style:font-size-asian="2pt" style:font-size-complex="2pt"/>
    </style:style>
    <style:style style:name="P11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1cce2c" style:font-size-asian="2pt" style:font-size-complex="2pt"/>
    </style:style>
    <style:style style:name="P12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63ffe4" style:font-size-asian="2pt" style:font-size-complex="2pt"/>
    </style:style>
    <style:style style:name="P13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4992b4" officeooo:paragraph-rsid="011cce2c" style:font-size-asian="2pt" style:font-weight-asian="normal" style:font-size-complex="2pt" style:font-weight-complex="normal"/>
    </style:style>
    <style:style style:name="P14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31f35e" officeooo:paragraph-rsid="011cce2c" style:font-size-asian="2pt" style:font-weight-asian="normal" style:font-size-complex="2pt" style:font-weight-complex="normal"/>
    </style:style>
    <style:style style:name="P15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254316" officeooo:paragraph-rsid="011cce2c" style:font-size-asian="2pt" style:font-weight-asian="normal" style:font-size-complex="2pt" style:font-weight-complex="normal"/>
    </style:style>
    <style:style style:name="P16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5c79e1" officeooo:paragraph-rsid="015c79e1" style:font-size-asian="2pt" style:font-weight-asian="normal" style:font-size-complex="2pt" style:font-weight-complex="normal"/>
    </style:style>
    <style:style style:name="P17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5aaa6c" officeooo:paragraph-rsid="015aaa6c" style:font-size-asian="2pt" style:font-weight-asian="normal" style:font-size-complex="2pt" style:font-weight-complex="normal"/>
    </style:style>
    <style:style style:name="P18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8480af" officeooo:paragraph-rsid="011cce2c" style:font-size-asian="2pt" style:font-weight-asian="normal" style:font-size-complex="2pt" style:font-weight-complex="normal"/>
    </style:style>
    <style:style style:name="P19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542a8d" officeooo:paragraph-rsid="01542a8d" style:font-size-asian="2pt" style:font-weight-asian="normal" style:font-size-complex="2pt" style:font-weight-complex="normal"/>
    </style:style>
    <style:style style:name="P20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21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3a630" officeooo:paragraph-rsid="0175cb5a" style:font-size-asian="2pt" style:font-weight-asian="normal" style:font-size-complex="2pt" style:font-weight-complex="normal"/>
    </style:style>
    <style:style style:name="P22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23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19c4a9" officeooo:paragraph-rsid="0033b60f" style:font-size-asian="2pt" style:font-weight-asian="normal" style:font-size-complex="2pt" style:font-weight-complex="normal"/>
    </style:style>
    <style:style style:name="P24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9a55ca" officeooo:paragraph-rsid="011cce2c" style:font-size-asian="2pt" style:font-weight-asian="normal" style:font-size-complex="2pt" style:font-weight-complex="normal"/>
    </style:style>
    <style:style style:name="P25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c7ebab" officeooo:paragraph-rsid="01c7ebab" style:font-size-asian="2pt" style:font-weight-asian="normal" style:font-size-complex="2pt" style:font-weight-complex="normal"/>
    </style:style>
    <style:style style:name="P26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75cb5a" officeooo:paragraph-rsid="0175cb5a" style:font-size-asian="2pt" style:font-weight-asian="normal" style:font-size-complex="2pt" style:font-weight-complex="normal"/>
    </style:style>
    <style:style style:name="P27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20b00d" officeooo:paragraph-rsid="0020b00d" style:font-size-asian="2pt" style:font-weight-asian="normal" style:font-size-complex="2pt" style:font-weight-complex="normal"/>
    </style:style>
    <style:style style:name="P28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234eaa" officeooo:paragraph-rsid="00234eaa" style:font-size-asian="2pt" style:font-weight-asian="normal" style:font-size-complex="2pt" style:font-weight-complex="normal"/>
    </style:style>
    <style:style style:name="P29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723dce" officeooo:paragraph-rsid="01723dce" style:font-size-asian="2pt" style:font-weight-asian="normal" style:font-size-complex="2pt" style:font-weight-complex="normal"/>
    </style:style>
    <style:style style:name="P30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33b60f" officeooo:paragraph-rsid="0033b60f" style:font-size-asian="2pt" style:font-weight-asian="normal" style:font-size-complex="2pt" style:font-weight-complex="normal"/>
    </style:style>
    <style:style style:name="P31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07b783" style:font-size-asian="2pt" style:font-weight-asian="normal" style:font-size-complex="2pt" style:font-weight-complex="normal"/>
    </style:style>
    <style:style style:name="P32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0d26ab" style:font-size-asian="2pt" style:font-weight-asian="normal" style:font-size-complex="2pt" style:font-weight-complex="normal"/>
    </style:style>
    <style:style style:name="P33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31eeb1" style:font-size-asian="2pt" style:font-weight-asian="normal" style:font-size-complex="2pt" style:font-weight-complex="normal"/>
    </style:style>
    <style:style style:name="P34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33b60f" style:font-size-asian="2pt" style:font-weight-asian="normal" style:font-size-complex="2pt" style:font-weight-complex="normal"/>
    </style:style>
    <style:style style:name="P35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476624" officeooo:paragraph-rsid="00476624" style:font-size-asian="2pt" style:font-weight-asian="normal" style:font-size-complex="2pt" style:font-weight-complex="normal"/>
    </style:style>
    <style:style style:name="P36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a6219f" officeooo:paragraph-rsid="00a6219f" style:font-size-asian="2pt" style:font-weight-asian="normal" style:font-size-complex="2pt" style:font-weight-complex="normal"/>
    </style:style>
    <style:style style:name="P37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d2bc8" officeooo:paragraph-rsid="0011cf10" style:font-size-asian="2pt" style:font-weight-asian="normal" style:font-size-complex="2pt" style:font-weight-complex="normal"/>
    </style:style>
    <style:style style:name="P38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paragraph-rsid="011cce2c" style:font-size-asian="2pt" style:font-weight-asian="normal" style:font-size-complex="2pt" style:font-weight-complex="normal"/>
    </style:style>
    <style:style style:name="P39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6a9a1a" officeooo:paragraph-rsid="016a9a1a" style:font-size-asian="2pt" style:font-weight-asian="normal" style:font-size-complex="2pt" style:font-weight-complex="normal"/>
    </style:style>
    <style:style style:name="P40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206e035" officeooo:paragraph-rsid="0206e035" style:font-size-asian="2pt" style:font-weight-asian="normal" style:font-size-complex="2pt" style:font-weight-complex="normal"/>
    </style:style>
    <style:style style:name="P4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ff00" loext:opacity="100%" style:font-name="Iosevka NF" fo:font-size="2pt" officeooo:paragraph-rsid="012caf97" style:font-size-asian="2pt" style:font-size-complex="2pt"/>
    </style:style>
    <style:style style:name="P42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ff00" loext:opacity="100%" style:font-name="Iosevka NF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43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officeooo:paragraph-rsid="012caf97" fo:background-color="transparent" style:font-size-asian="2pt" style:font-size-complex="2pt"/>
    </style:style>
    <style:style style:name="P44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b66d05" officeooo:paragraph-rsid="01b66d05" style:font-size-asian="2pt" style:font-weight-asian="normal" style:font-size-complex="2pt" style:font-weight-complex="normal"/>
    </style:style>
    <style:style style:name="P45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4aae3c" officeooo:paragraph-rsid="011cce2c" style:font-size-asian="2pt" style:font-weight-asian="normal" style:font-size-complex="2pt" style:font-weight-complex="normal"/>
    </style:style>
    <style:style style:name="P46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e2285a" officeooo:paragraph-rsid="01e2285a" style:font-size-asian="2pt" style:font-weight-asian="normal" style:font-size-complex="2pt" style:font-weight-complex="normal"/>
    </style:style>
    <style:style style:name="P47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e2285a" officeooo:paragraph-rsid="01e286cf" style:font-size-asian="2pt" style:font-weight-asian="normal" style:font-size-complex="2pt" style:font-weight-complex="normal"/>
    </style:style>
    <style:style style:name="P48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08acb3" officeooo:paragraph-rsid="0189a9cf" style:font-size-asian="2pt" style:font-weight-asian="normal" style:font-size-complex="2pt" style:font-weight-complex="normal"/>
    </style:style>
    <style:style style:name="P49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94de73" officeooo:paragraph-rsid="011cce2c" style:font-size-asian="2pt" style:font-weight-asian="normal" style:font-size-complex="2pt" style:font-weight-complex="normal"/>
    </style:style>
    <style:style style:name="P50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94de73" officeooo:paragraph-rsid="012270e6" style:font-size-asian="2pt" style:font-weight-asian="normal" style:font-size-complex="2pt" style:font-weight-complex="normal"/>
    </style:style>
    <style:style style:name="P51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dec71b" officeooo:paragraph-rsid="01dec71b" style:font-size-asian="2pt" style:font-weight-asian="normal" style:font-size-complex="2pt" style:font-weight-complex="normal"/>
    </style:style>
    <style:style style:name="P52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270e6" officeooo:paragraph-rsid="012270e6" style:font-size-asian="2pt" style:font-weight-asian="normal" style:font-size-complex="2pt" style:font-weight-complex="normal"/>
    </style:style>
    <style:style style:name="P53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479fa0" officeooo:paragraph-rsid="011cce2c" style:font-size-asian="2pt" style:font-weight-asian="normal" style:font-size-complex="2pt" style:font-weight-complex="normal"/>
    </style:style>
    <style:style style:name="P54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a0f287" officeooo:paragraph-rsid="011cce2c" style:font-size-asian="2pt" style:font-weight-asian="normal" style:font-size-complex="2pt" style:font-weight-complex="normal"/>
    </style:style>
    <style:style style:name="P55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f4b0de" officeooo:paragraph-rsid="011cce2c" style:font-size-asian="2pt" style:font-weight-asian="normal" style:font-size-complex="2pt" style:font-weight-complex="normal"/>
    </style:style>
    <style:style style:name="P56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f87fc9" officeooo:paragraph-rsid="011cce2c" style:font-size-asian="2pt" style:font-weight-asian="normal" style:font-size-complex="2pt" style:font-weight-complex="normal"/>
    </style:style>
    <style:style style:name="P57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780f4" officeooo:paragraph-rsid="012e1d93" style:font-size-asian="2pt" style:font-weight-asian="normal" style:font-size-complex="2pt" style:font-weight-complex="normal"/>
    </style:style>
    <style:style style:name="P58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965bc" officeooo:paragraph-rsid="012e1d93" style:font-size-asian="2pt" style:font-weight-asian="normal" style:font-size-complex="2pt" style:font-weight-complex="normal"/>
    </style:style>
    <style:style style:name="P59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fa035" officeooo:paragraph-rsid="012e1d93" style:font-size-asian="2pt" style:font-weight-asian="normal" style:font-size-complex="2pt" style:font-weight-complex="normal"/>
    </style:style>
    <style:style style:name="P60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fa035" officeooo:paragraph-rsid="014be2a3" style:font-size-asian="2pt" style:font-weight-asian="normal" style:font-size-complex="2pt" style:font-weight-complex="normal"/>
    </style:style>
    <style:style style:name="P61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69766d" officeooo:paragraph-rsid="01801d73" style:font-size-asian="2pt" style:font-weight-asian="normal" style:font-size-complex="2pt" style:font-weight-complex="normal"/>
    </style:style>
    <style:style style:name="P62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31277a" officeooo:paragraph-rsid="012e1d93" style:font-size-asian="2pt" style:font-weight-asian="normal" style:font-size-complex="2pt" style:font-weight-complex="normal"/>
    </style:style>
    <style:style style:name="P63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596c2c" officeooo:paragraph-rsid="012e1d93" style:font-size-asian="2pt" style:font-weight-asian="normal" style:font-size-complex="2pt" style:font-weight-complex="normal"/>
    </style:style>
    <style:style style:name="P64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644855" officeooo:paragraph-rsid="012e1d93" style:font-size-asian="2pt" style:font-weight-asian="normal" style:font-size-complex="2pt" style:font-weight-complex="normal"/>
    </style:style>
    <style:style style:name="P65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beb647" officeooo:paragraph-rsid="01beb647" style:font-size-asian="2pt" style:font-weight-asian="normal" style:font-size-complex="2pt" style:font-weight-complex="normal"/>
    </style:style>
    <style:style style:name="P66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204fd83" officeooo:paragraph-rsid="0204fd83" style:font-size-asian="2pt" style:font-weight-asian="normal" style:font-size-complex="2pt" style:font-weight-complex="normal"/>
    </style:style>
    <style:style style:name="P67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e2285a" officeooo:paragraph-rsid="01e286cf" fo:background-color="transparent" style:font-size-asian="2pt" style:font-weight-asian="normal" style:font-size-complex="2pt" style:font-weight-complex="normal"/>
    </style:style>
    <style:style style:name="P68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e2285a" officeooo:paragraph-rsid="01e2285a" fo:background-color="transparent" style:font-size-asian="2pt" style:font-weight-asian="normal" style:font-size-complex="2pt" style:font-weight-complex="normal"/>
    </style:style>
    <style:style style:name="P69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e2285a" officeooo:paragraph-rsid="01e286cf" style:font-size-asian="2pt" style:font-weight-asian="normal" style:font-size-complex="2pt" style:font-weight-complex="normal"/>
    </style:style>
    <style:style style:name="P70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924416" officeooo:paragraph-rsid="01e286cf" style:font-size-asian="2pt" style:font-weight-asian="normal" style:font-size-complex="2pt" style:font-weight-complex="normal"/>
    </style:style>
    <style:style style:name="P71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802771" officeooo:paragraph-rsid="01e286cf" style:font-size-asian="2pt" style:font-weight-asian="normal" style:font-size-complex="2pt" style:font-weight-complex="normal"/>
    </style:style>
    <style:style style:name="P72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08acb3" officeooo:paragraph-rsid="01e286cf" style:font-size-asian="2pt" style:font-weight-asian="normal" style:font-size-complex="2pt" style:font-weight-complex="normal"/>
    </style:style>
    <style:style style:name="P73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1aba6b6" officeooo:paragraph-rsid="01d9b15a" style:font-size-asian="2pt" style:font-weight-asian="normal" style:font-size-complex="2pt" style:font-weight-complex="normal"/>
    </style:style>
    <style:style style:name="P74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08232c3" officeooo:paragraph-rsid="0189a9cf" style:font-size-asian="2pt" style:font-weight-asian="normal" style:font-size-complex="2pt" style:font-weight-complex="normal"/>
    </style:style>
    <style:style style:name="P75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18b301d" officeooo:paragraph-rsid="018b301d" style:font-size-asian="2pt" style:font-weight-asian="normal" style:font-size-complex="2pt" style:font-weight-complex="normal"/>
    </style:style>
    <style:style style:name="P76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189a9cf" officeooo:paragraph-rsid="0189a9cf" style:font-size-asian="2pt" style:font-weight-asian="normal" style:font-size-complex="2pt" style:font-weight-complex="normal"/>
    </style:style>
    <style:style style:name="P77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18e7d70" officeooo:paragraph-rsid="018e7d70" fo:background-color="transparent" style:font-size-asian="2pt" style:font-weight-asian="normal" style:font-size-complex="2pt" style:font-weight-complex="normal"/>
    </style:style>
    <style:style style:name="P78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language="en" fo:country="US" fo:font-weight="normal" officeooo:rsid="01924416" officeooo:paragraph-rsid="01924416" style:font-size-asian="2pt" style:font-weight-asian="normal" style:font-size-complex="2pt" style:font-weight-complex="normal"/>
    </style:style>
    <style:style style:name="P79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language="en" fo:country="US" fo:font-weight="normal" officeooo:rsid="01802771" officeooo:paragraph-rsid="0189a9cf" style:font-size-asian="2pt" style:font-weight-asian="normal" style:font-size-complex="2pt" style:font-weight-complex="normal"/>
    </style:style>
    <style:style style:name="P80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language="en" fo:country="US" fo:font-weight="normal" officeooo:rsid="0116de4e" officeooo:paragraph-rsid="0189a9cf" style:font-size-asian="2pt" style:font-weight-asian="normal" style:font-size-complex="2pt" style:font-weight-complex="normal"/>
    </style:style>
    <style:style style:name="P8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language="en" fo:country="US" fo:font-weight="normal" officeooo:rsid="0108acb3" officeooo:paragraph-rsid="0189a9cf" style:font-size-asian="2pt" style:font-weight-asian="normal" style:font-size-complex="2pt" style:font-weight-complex="normal"/>
    </style:style>
    <style:style style:name="P82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language="en" fo:country="US" fo:font-weight="normal" officeooo:rsid="018370e0" officeooo:paragraph-rsid="0189a9cf" style:font-size-asian="2pt" style:font-weight-asian="normal" style:font-size-complex="2pt" style:font-weight-complex="normal"/>
    </style:style>
    <style:style style:name="P83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55308d" loext:opacity="100%" style:font-name="Iosevka NF" fo:font-size="2pt" officeooo:paragraph-rsid="012caf97" style:font-size-asian="2pt" style:font-size-complex="2pt"/>
    </style:style>
    <style:style style:name="P84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0000" loext:opacity="100%" style:font-name="Iosevka NF" fo:font-size="2pt" fo:font-weight="normal" officeooo:rsid="01542a8d" officeooo:paragraph-rsid="01542a8d" style:font-size-asian="2pt" style:font-weight-asian="normal" style:font-size-complex="2pt" style:font-weight-complex="normal"/>
    </style:style>
    <style:style style:name="P85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0000" loext:opacity="100%" style:font-name="Iosevka NF" fo:font-size="2pt" fo:font-weight="normal" officeooo:rsid="01554606" officeooo:paragraph-rsid="01554606" style:font-size-asian="2pt" style:font-weight-asian="normal" style:font-size-complex="2pt" style:font-weight-complex="normal"/>
    </style:style>
    <style:style style:name="P86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ff38" loext:opacity="100%" style:font-name="Iosevka NF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87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4000" loext:opacity="100%" style:font-name="Iosevka NF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88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4000" loext:opacity="100%" style:font-name="Iosevka NF" fo:font-size="2pt" fo:font-weight="normal" officeooo:rsid="0158301a" officeooo:paragraph-rsid="0158301a" style:font-size-asian="2pt" style:font-weight-asian="normal" style:font-size-complex="2pt" style:font-weight-complex="normal"/>
    </style:style>
    <style:style style:name="P89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4000" loext:opacity="100%" style:font-name="Iosevka NF" fo:font-size="2pt" fo:font-weight="normal" officeooo:rsid="01c3d6d6" officeooo:paragraph-rsid="01c3d6d6" style:font-size-asian="2pt" style:font-weight-asian="normal" style:font-size-complex="2pt" style:font-weight-complex="normal"/>
    </style:style>
    <style:style style:name="P90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3faf46" loext:opacity="100%" style:font-name="Iosevka NF" fo:font-size="2pt" fo:language="en" fo:country="US" fo:font-weight="normal" officeooo:rsid="00643afa" officeooo:paragraph-rsid="011cce2c" style:font-size-asian="2pt" style:font-weight-asian="normal" style:font-size-complex="2pt" style:font-weight-complex="normal"/>
    </style:style>
    <style:style style:name="P9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5983b0" loext:opacity="100%" style:font-name="Iosevka NF" fo:font-size="2pt" fo:font-weight="normal" officeooo:rsid="0003a630" officeooo:paragraph-rsid="011cce2c" fo:background-color="transparent" style:font-size-asian="2pt" style:font-weight-asian="normal" style:font-size-complex="2pt" style:font-weight-complex="normal"/>
    </style:style>
    <style:style style:name="P92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bf00" loext:opacity="100%"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93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bf00" loext:opacity="100%" style:font-name="Iosevka NF" fo:font-size="2pt" fo:font-weight="normal" officeooo:rsid="01dec71b" officeooo:paragraph-rsid="01dec71b" style:font-size-asian="2pt" style:font-weight-asian="normal" style:font-size-complex="2pt" style:font-weight-complex="normal"/>
    </style:style>
    <style:style style:name="P94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6b5e9b" loext:opacity="100%" style:font-name="Iosevka NF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95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81d41a" loext:opacity="100%" style:font-name="Iosevka NF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96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8d1d75" loext:opacity="100%"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97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8d1d75" loext:opacity="100%" style:font-name="Iosevka NF" fo:font-size="2pt" fo:font-weight="normal" officeooo:rsid="01473844" officeooo:paragraph-rsid="01e440b0" style:font-size-asian="2pt" style:font-weight-asian="normal" style:font-size-complex="2pt" style:font-weight-complex="normal"/>
    </style:style>
    <style:style style:name="P98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00a933" loext:opacity="100%"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99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afd095" loext:opacity="100%" style:font-name="Iosevka NF" fo:font-size="2pt" officeooo:paragraph-rsid="012e1d93" style:font-size-asian="2pt" style:font-size-complex="2pt"/>
    </style:style>
    <style:style style:name="P100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afd095" loext:opacity="100%" style:font-name="Iosevka NF" fo:font-size="2pt" officeooo:paragraph-rsid="012caf97" style:font-size-asian="2pt" style:font-size-complex="2pt"/>
    </style:style>
    <style:style style:name="P10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afd095" loext:opacity="100%" style:font-name="Iosevka NF" fo:font-size="2pt" fo:font-weight="normal" officeooo:rsid="012780f4" officeooo:paragraph-rsid="012e1d93" style:font-size-asian="2pt" style:font-weight-asian="normal" style:font-size-complex="2pt" style:font-weight-complex="normal"/>
    </style:style>
    <style:style style:name="P102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afd095" loext:opacity="100%" style:font-name="Iosevka NF" fo:font-size="2pt" fo:font-weight="normal" officeooo:rsid="01542a8d" officeooo:paragraph-rsid="0163ffe4" style:font-size-asian="2pt" style:font-weight-asian="normal" style:font-size-complex="2pt" style:font-weight-complex="normal"/>
    </style:style>
    <style:style style:name="P103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a6a6" loext:opacity="100%" style:font-name="Iosevka NF" fo:font-size="2pt" fo:font-weight="normal" officeooo:rsid="00596c2c" officeooo:paragraph-rsid="01511afb" style:font-size-asian="2pt" style:font-weight-asian="normal" style:font-size-complex="2pt" style:font-weight-complex="normal"/>
    </style:style>
    <style:style style:name="P104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a6a6" loext:opacity="100%" style:font-name="Iosevka NF" fo:font-size="2pt" fo:font-weight="normal" officeooo:rsid="01653cb6" officeooo:paragraph-rsid="01653cb6" style:font-size-asian="2pt" style:font-weight-asian="normal" style:font-size-complex="2pt" style:font-weight-complex="normal"/>
    </style:style>
    <style:style style:name="P105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a6a6" loext:opacity="100%" style:font-name="Iosevka NF" fo:font-size="2pt" fo:font-weight="normal" officeooo:rsid="01542a8d" officeooo:paragraph-rsid="019df214" style:font-size-asian="2pt" style:font-weight-asian="normal" style:font-size-complex="2pt" style:font-weight-complex="normal"/>
    </style:style>
    <style:style style:name="T1" style:family="text">
      <style:text-properties officeooo:rsid="0002e8d9"/>
    </style:style>
    <style:style style:name="T2" style:family="text">
      <style:text-properties officeooo:rsid="00254316"/>
    </style:style>
    <style:style style:name="T3" style:family="text">
      <style:text-properties officeooo:rsid="00086a89"/>
    </style:style>
    <style:style style:name="T4" style:family="text">
      <style:text-properties officeooo:rsid="000d2bc8"/>
    </style:style>
    <style:style style:name="T5" style:family="text">
      <style:text-properties officeooo:rsid="00107fc2"/>
    </style:style>
    <style:style style:name="T6" style:family="text">
      <style:text-properties officeooo:rsid="0011cf10"/>
    </style:style>
    <style:style style:name="T7" style:family="text">
      <style:text-properties officeooo:rsid="00234eaa"/>
    </style:style>
    <style:style style:name="T8" style:family="text">
      <style:text-properties officeooo:rsid="0033b60f"/>
    </style:style>
    <style:style style:name="T9" style:family="text">
      <style:text-properties officeooo:rsid="00479fa0"/>
    </style:style>
    <style:style style:name="T10" style:family="text">
      <style:text-properties officeooo:rsid="0049f297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officeooo:rsid="0094de73"/>
    </style:style>
    <style:style style:name="T13" style:family="text">
      <style:text-properties style:use-window-font-color="true" loext:opacity="0%" officeooo:rsid="00a0f287"/>
    </style:style>
    <style:style style:name="T14" style:family="text">
      <style:text-properties style:use-window-font-color="true" loext:opacity="0%" fo:font-weight="normal" officeooo:rsid="00596c2c" style:font-weight-asian="normal" style:font-weight-complex="normal"/>
    </style:style>
    <style:style style:name="T15" style:family="text">
      <style:text-properties style:use-window-font-color="true" loext:opacity="0%" fo:font-weight="normal" officeooo:rsid="00644855" style:font-weight-asian="normal" style:font-weight-complex="normal"/>
    </style:style>
    <style:style style:name="T16" style:family="text">
      <style:text-properties style:use-window-font-color="true" loext:opacity="0%" fo:font-weight="normal" officeooo:rsid="0163ffe4" style:font-weight-asian="normal" style:font-weight-complex="normal"/>
    </style:style>
    <style:style style:name="T17" style:family="text">
      <style:text-properties style:use-window-font-color="true" loext:opacity="0%" officeooo:rsid="01476260"/>
    </style:style>
    <style:style style:name="T18" style:family="text">
      <style:text-properties style:use-window-font-color="true" loext:opacity="0%" officeooo:rsid="00644855"/>
    </style:style>
    <style:style style:name="T19" style:family="text">
      <style:text-properties style:use-window-font-color="true" loext:opacity="0%" officeooo:rsid="01e0b723"/>
    </style:style>
    <style:style style:name="T20" style:family="text">
      <style:text-properties style:use-window-font-color="true" loext:opacity="0%" officeooo:rsid="01e2285a"/>
    </style:style>
    <style:style style:name="T21" style:family="text">
      <style:text-properties style:use-window-font-color="true" loext:opacity="0%" officeooo:rsid="01e440b0"/>
    </style:style>
    <style:style style:name="T22" style:family="text">
      <style:text-properties officeooo:rsid="0079a1c0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9c1ca9"/>
    </style:style>
    <style:style style:name="T25" style:family="text">
      <style:text-properties fo:language="en" fo:country="US" officeooo:rsid="006572bd"/>
    </style:style>
    <style:style style:name="T26" style:family="text">
      <style:text-properties fo:language="en" fo:country="US" officeooo:rsid="00643afa"/>
    </style:style>
    <style:style style:name="T27" style:family="text">
      <style:text-properties fo:language="en" fo:country="US" officeooo:rsid="018e79a1"/>
    </style:style>
    <style:style style:name="T28" style:family="text">
      <style:text-properties fo:language="en" fo:country="US" officeooo:rsid="0195850b"/>
    </style:style>
    <style:style style:name="T29" style:family="text">
      <style:text-properties fo:language="en" fo:country="US" officeooo:rsid="019ca175"/>
    </style:style>
    <style:style style:name="T30" style:family="text">
      <style:text-properties fo:language="en" fo:country="US" officeooo:rsid="01e2285a"/>
    </style:style>
    <style:style style:name="T31" style:family="text">
      <style:text-properties fo:language="en" fo:country="US" fo:background-color="transparent" loext:char-shading-value="0"/>
    </style:style>
    <style:style style:name="T32" style:family="text">
      <style:text-properties fo:language="en" fo:country="US" officeooo:rsid="01e286cf" fo:background-color="transparent" loext:char-shading-value="0"/>
    </style:style>
    <style:style style:name="T33" style:family="text">
      <style:text-properties fo:language="en" fo:country="US" officeooo:rsid="01e286cf"/>
    </style:style>
    <style:style style:name="T34" style:family="text">
      <style:text-properties officeooo:rsid="00a094cb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94041f" fo:background-color="transparent" loext:char-shading-value="0"/>
    </style:style>
    <style:style style:name="T37" style:family="text">
      <style:text-properties officeooo:rsid="01ae5669" fo:background-color="transparent" loext:char-shading-value="0"/>
    </style:style>
    <style:style style:name="T38" style:family="text">
      <style:text-properties officeooo:rsid="00fa12f3"/>
    </style:style>
    <style:style style:name="T39" style:family="text">
      <style:text-properties officeooo:rsid="009c1ca9"/>
    </style:style>
    <style:style style:name="T40" style:family="text">
      <style:text-properties officeooo:rsid="010b4409"/>
    </style:style>
    <style:style style:name="T41" style:family="text">
      <style:text-properties officeooo:rsid="00215493"/>
    </style:style>
    <style:style style:name="T42" style:family="text">
      <style:text-properties officeooo:rsid="011fb511"/>
    </style:style>
    <style:style style:name="T43" style:family="text">
      <style:text-properties officeooo:rsid="0121505a"/>
    </style:style>
    <style:style style:name="T44" style:family="text">
      <style:text-properties officeooo:rsid="00644855"/>
    </style:style>
    <style:style style:name="T45" style:family="text">
      <style:text-properties officeooo:rsid="012965bc"/>
    </style:style>
    <style:style style:name="T46" style:family="text">
      <style:text-properties officeooo:rsid="012b25f9"/>
    </style:style>
    <style:style style:name="T47" style:family="text">
      <style:text-properties officeooo:rsid="012b7214"/>
    </style:style>
    <style:style style:name="T48" style:family="text">
      <style:text-properties officeooo:rsid="0134f17b"/>
    </style:style>
    <style:style style:name="T49" style:family="text">
      <style:text-properties officeooo:rsid="01343d2a"/>
    </style:style>
    <style:style style:name="T50" style:family="text">
      <style:text-properties officeooo:rsid="01428f6c"/>
    </style:style>
    <style:style style:name="T51" style:family="text">
      <style:text-properties officeooo:rsid="014be2a3"/>
    </style:style>
    <style:style style:name="T52" style:family="text">
      <style:text-properties officeooo:rsid="014c8ccb"/>
    </style:style>
    <style:style style:name="T53" style:family="text">
      <style:text-properties fo:color="#ff0000" loext:opacity="100%" fo:font-weight="normal" style:font-weight-asian="normal" style:font-weight-complex="normal"/>
    </style:style>
    <style:style style:name="T54" style:family="text">
      <style:text-properties fo:color="#ff0000" loext:opacity="100%" fo:font-weight="normal" officeooo:rsid="00232e34" style:font-weight-asian="normal" style:font-weight-complex="normal"/>
    </style:style>
    <style:style style:name="T55" style:family="text">
      <style:text-properties fo:color="#ff0000" loext:opacity="100%" fo:font-weight="normal" officeooo:rsid="00049ac9" style:font-weight-asian="normal" style:font-weight-complex="normal"/>
    </style:style>
    <style:style style:name="T56" style:family="text">
      <style:text-properties officeooo:rsid="0094de73"/>
    </style:style>
    <style:style style:name="T57" style:family="text">
      <style:text-properties officeooo:rsid="015b3557"/>
    </style:style>
    <style:style style:name="T58" style:family="text">
      <style:text-properties officeooo:rsid="0160dd47"/>
    </style:style>
    <style:style style:name="T59" style:family="text">
      <style:text-properties officeooo:rsid="01653cb6"/>
    </style:style>
    <style:style style:name="T60" style:family="text">
      <style:text-properties officeooo:rsid="00476624"/>
    </style:style>
    <style:style style:name="T61" style:family="text">
      <style:text-properties officeooo:rsid="016bf5ee"/>
    </style:style>
    <style:style style:name="T62" style:family="text">
      <style:text-properties officeooo:rsid="016ecf4d"/>
    </style:style>
    <style:style style:name="T63" style:family="text">
      <style:text-properties officeooo:rsid="0170647a"/>
    </style:style>
    <style:style style:name="T64" style:family="text">
      <style:text-properties officeooo:rsid="0013dd8a"/>
    </style:style>
    <style:style style:name="T65" style:family="text">
      <style:text-properties officeooo:rsid="0175cb5a"/>
    </style:style>
    <style:style style:name="T66" style:family="text">
      <style:text-properties officeooo:rsid="01802771"/>
    </style:style>
    <style:style style:name="T67" style:family="text">
      <style:text-properties officeooo:rsid="018c969b"/>
    </style:style>
    <style:style style:name="T68" style:family="text">
      <style:text-properties officeooo:rsid="019720d7"/>
    </style:style>
    <style:style style:name="T69" style:family="text">
      <style:text-properties officeooo:rsid="0197f6f7"/>
    </style:style>
    <style:style style:name="T70" style:family="text">
      <style:text-properties officeooo:rsid="0198b3ee"/>
    </style:style>
    <style:style style:name="T71" style:family="text">
      <style:text-properties officeooo:rsid="01ada1e2"/>
    </style:style>
    <style:style style:name="T72" style:family="text">
      <style:text-properties officeooo:rsid="01ae5669"/>
    </style:style>
    <style:style style:name="T73" style:family="text">
      <style:text-properties fo:color="#2a6099" loext:opacity="100%"/>
    </style:style>
    <style:style style:name="T74" style:family="text">
      <style:text-properties fo:color="#2a6099" loext:opacity="100%" officeooo:rsid="0013dd8a"/>
    </style:style>
    <style:style style:name="T75" style:family="text">
      <style:text-properties fo:color="#2a6099" loext:opacity="100%" officeooo:rsid="000d2bc8"/>
    </style:style>
    <style:style style:name="T76" style:family="text">
      <style:text-properties officeooo:rsid="01c940f2"/>
    </style:style>
    <style:style style:name="T77" style:family="text">
      <style:text-properties officeooo:rsid="01cfd285"/>
    </style:style>
    <style:style style:name="T78" style:family="text">
      <style:text-properties fo:font-weight="normal" officeooo:rsid="0160dd47" style:font-weight-asian="normal" style:font-weight-complex="normal"/>
    </style:style>
    <style:style style:name="T79" style:family="text">
      <style:text-properties fo:font-weight="normal" officeooo:rsid="012780f4" style:font-weight-asian="normal" style:font-weight-complex="normal"/>
    </style:style>
    <style:style style:name="T80" style:family="text">
      <style:text-properties officeooo:rsid="01d5e6f4"/>
    </style:style>
    <style:style style:name="T81" style:family="text">
      <style:text-properties officeooo:rsid="01d6212e"/>
    </style:style>
    <style:style style:name="T82" style:family="text">
      <style:text-properties officeooo:rsid="01d72338"/>
    </style:style>
    <style:style style:name="T83" style:family="text">
      <style:text-properties officeooo:rsid="01d9b15a"/>
    </style:style>
    <style:style style:name="T84" style:family="text">
      <style:text-properties officeooo:rsid="01df3e0e"/>
    </style:style>
    <style:style style:name="T85" style:family="text">
      <style:text-properties officeooo:rsid="01e0b723"/>
    </style:style>
    <style:style style:name="T86" style:family="text">
      <style:text-properties officeooo:rsid="01e2285a"/>
    </style:style>
    <style:style style:name="T87" style:family="text">
      <style:text-properties officeooo:rsid="01e286cf"/>
    </style:style>
    <style:style style:name="T88" style:family="text">
      <style:text-properties officeooo:rsid="01e39b60"/>
    </style:style>
    <style:style style:name="T89" style:family="text">
      <style:text-properties officeooo:rsid="01e440b0"/>
    </style:style>
    <style:style style:name="T90" style:family="text">
      <style:text-properties officeooo:rsid="01e8603d"/>
    </style:style>
    <style:style style:name="T91" style:family="text">
      <style:text-properties officeooo:rsid="01e90e4c"/>
    </style:style>
    <style:style style:name="T92" style:family="text">
      <style:text-properties officeooo:rsid="01ea9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/ MORNING \\\ <text:span text:style-name="T91">1 Hour 30 Minutes</text:span></text:p>
      <text:p text:style-name="P7">Wake Up am/pm</text:p>
      <text:p text:style-name="P7">Workout | <text:span text:style-name="T82">1h</text:span></text:p>
      <text:p text:style-name="P7">Cold Shower | 15 min</text:p>
      <text:p text:style-name="P7">Morning Routine | 15 min</text:p>
      <text:p text:style-name="P7"/>
      <text:p text:style-name="P41">/// AFTERNOON \\\ <text:span text:style-name="T91">8 Hours</text:span></text:p>
      <text:p text:style-name="P8">Meal 1 | 1h</text:p>
      <text:p text:style-name="P8">Leave 30 min</text:p>
      <text:p text:style-name="P7">Work | <text:span text:style-name="T71">5</text:span>h</text:p>
      <text:p text:style-name="P7">Return 30 min</text:p>
      <text:p text:style-name="P7">Meal 2 | 1h</text:p>
      <text:p text:style-name="P43"/>
      <text:p text:style-name="P73"><text:span text:style-name="T37">/// EVENING \\\</text:span><text:span text:style-name="T72"> </text:span><text:span text:style-name="T83">5 Hours 30 Minutes</text:span></text:p>
      <text:p text:style-name="P44">Vape Weed</text:p>
      <text:p text:style-name="P44">Pleasure Myself Sexually</text:p>
      <text:p text:style-name="P44">Listen To Music Or Podcasts</text:p>
      <text:p text:style-name="P44">Research Topics Of Intrest</text:p>
      <text:p text:style-name="P44">Sharpen My Technology Skills</text:p>
      <text:p text:style-name="P7"/>
      <text:p text:style-name="P83">/// NIGHT \\\ <text:span text:style-name="T92">1 Hour</text:span></text:p>
      <text:p text:style-name="P9"><text:span text:style-name="T81">Night</text:span> Routine | 15 min</text:p>
      <text:p text:style-name="P7">Read | <text:span text:style-name="T80">15</text:span> min</text:p>
      <text:p text:style-name="P7">Journal | 15 min</text:p>
      <text:p text:style-name="P7">Meditate | 15 min</text:p>
      <text:p text:style-name="P7">Go To Sleep am/pm</text:p>
      <text:p text:style-name="P7"/>
      <text:p text:style-name="P7"/>
      <text:p text:style-name="P7"/>
      <text:p text:style-name="P100">/// <text:span text:style-name="T58">WEED \\\</text:span></text:p>
      <text:p text:style-name="P99"><text:span text:style-name="T78">\\\</text:span><text:span text:style-name="T79"> FLOWER ///</text:span></text:p>
      <text:p text:style-name="P57"><text:span text:style-name="T45">SATIVA </text:span><text:span text:style-name="T46">| </text:span><text:span text:style-name="T48">1</text:span><text:span text:style-name="T47"> ounce</text:span></text:p>
      <text:p text:style-name="P57"><text:span text:style-name="T45">INDICA </text:span><text:span text:style-name="T46">| </text:span><text:span text:style-name="T48">1</text:span><text:span text:style-name="T47"> ounce</text:span></text:p>
      <text:p text:style-name="P58">HYBRID <text:span text:style-name="T46">| </text:span><text:span text:style-name="T48">1</text:span><text:span text:style-name="T47"> ounce</text:span></text:p>
      <text:p text:style-name="P101"><text:span text:style-name="T58">\\\</text:span> DEVICES ///</text:p>
      <text:p text:style-name="P59">VAPE <text:span text:style-name="T51">1</text:span> | </text:p>
      <text:p text:style-name="P60">VAPE <text:span text:style-name="T51">2</text:span> | </text:p>
      <text:p text:style-name="P60">VAPE <text:span text:style-name="T51">3</text:span> | </text:p>
      <text:p text:style-name="P61">Bong | </text:p>
      <text:p text:style-name="P102">\\\ ACCESSORIES ///</text:p>
      <text:p text:style-name="P62">GRINDER | </text:p>
      <text:p text:style-name="P59"><text:span text:style-name="T77">6</text:span><text:span text:style-name="T52"> </text:span>JARS | </text:p>
      <text:p text:style-name="P103"/>
      <text:p text:style-name="P104">/// SEXUAL PLEASURE \\\</text:p>
      <text:p text:style-name="P103"><text:span text:style-name="T59">\\\</text:span> TOYS ///</text:p>
      <text:p text:style-name="P103"><text:span text:style-name="T18">DILDO</text:span><text:span text:style-name="T11"> | </text:span></text:p>
      <text:p text:style-name="P63"><text:span text:style-name="T44">BUTT PLUG</text:span> | </text:p>
      <text:p text:style-name="P63"><text:span text:style-name="T44">VIBRATOR</text:span> | </text:p>
      <text:p text:style-name="P63"><text:span text:style-name="T44">COCK RING</text:span> | </text:p>
      <text:p text:style-name="P63"><text:span text:style-name="T49">P</text:span><text:span text:style-name="T44">OCKET PUSSIE</text:span> | </text:p>
      <text:p text:style-name="P64">POCKET BUSSIE <text:span text:style-name="T50">| </text:span></text:p>
      <text:p text:style-name="P65">POCKET MOUTH | </text:p>
      <text:p text:style-name="P105">\\\ ACCESSORIES ///</text:p>
      <text:p text:style-name="P63"><text:span text:style-name="T44">LUBE</text:span> | </text:p>
      <text:p text:style-name="P10"><text:span text:style-name="T15">DOUCHE</text:span><text:span text:style-name="T14"> | </text:span></text:p>
      <text:p text:style-name="P12"><text:span text:style-name="T14">S</text:span><text:span text:style-name="T16">EX MACHINE | </text:span></text:p>
      <text:p text:style-name="P10"/>
      <text:p text:style-name="P11"><text:span text:style-name="T53">/// </text:span><text:span text:style-name="T54">TECHNOLOGY</text:span><text:span text:style-name="T55"> \\\</text:span></text:p>
      <text:p text:style-name="P6"><text:span text:style-name="T55">\</text:span><text:span text:style-name="T53">\\ DEVICES ///</text:span></text:p>
      <text:p text:style-name="P13"><text:span text:style-name="T85">MINI</text:span> PC | PROTECTLI Vault Pro <text:span text:style-name="T10">VP2420-4</text:span></text:p>
      <text:p text:style-name="P38"><text:span text:style-name="T85">LAPTOP</text:span><text:span text:style-name="T2"> | </text:span><text:span text:style-name="T1">NOVACUSTOM NS51</text:span></text:p>
      <text:p text:style-name="P14"><text:span text:style-name="T85">PHONE</text:span> | <text:span text:style-name="T22">*BURNER*</text:span></text:p>
      <text:p text:style-name="P84">\\\ ACCESSORIES ///</text:p>
      <text:p text:style-name="P15"><text:span text:style-name="T85">VIDEO/PHOTO CAMERA</text:span> | </text:p>
      <text:p text:style-name="P16">POV <text:span text:style-name="T85">CAMERA</text:span> | </text:p>
      <text:p text:style-name="P15"><text:span text:style-name="T85">MICROPHONE</text:span> | </text:p>
      <text:p text:style-name="P15"><text:span text:style-name="T85">HEADPHONES</text:span> | <text:span text:style-name="T1">SONY WH-1000XM4</text:span></text:p>
      <text:p text:style-name="P15"><text:span text:style-name="T85">KEYBOARD</text:span> | </text:p>
      <text:p text:style-name="P15"><text:span text:style-name="T85">MOUSE</text:span> | </text:p>
      <text:p text:style-name="P17"><text:span text:style-name="T85">MONITOR</text:span> <text:span text:style-name="T57">| </text:span></text:p>
      <text:p text:style-name="P85">\\\ CHARGING ///</text:p>
      <text:p text:style-name="P18">P<text:span text:style-name="T85">OWER BANK</text:span> | </text:p>
      <text:p text:style-name="P19">S<text:span text:style-name="T85">OLAR PANEL</text:span> | </text:p>
      <text:p text:style-name="P85">\\\ STORAGE ///</text:p>
      <text:p text:style-name="P15">SD <text:span text:style-name="T85">CARD</text:span> | <text:span text:style-name="T1">MICROCENTER 1TB</text:span></text:p>
      <text:p text:style-name="P20">USB <text:span text:style-name="T85">DRIVE</text:span> | <text:span text:style-name="T3">MICROCENTER 512GB</text:span></text:p>
      <text:p text:style-name="P85">\\\ SECURITY ///</text:p>
      <text:p text:style-name="P15"><text:span text:style-name="T85">AUTHENTICATION</text:span> <text:span text:style-name="T85">KEY</text:span> | <text:span text:style-name="T1">YUBIKEY 5C</text:span></text:p>
      <text:p text:style-name="P85">\\\ DIGITAL PAYMENTS ///</text:p>
      <text:p text:style-name="P15"><text:span text:style-name="T85">HARDWARE</text:span> <text:span text:style-name="T85">WALLET</text:span> | <text:span text:style-name="T1">TREZOR Model T</text:span></text:p>
      <text:p text:style-name="P85">\\\ INTERNET ACCESS ///</text:p>
      <text:p text:style-name="P45">SIM <text:span text:style-name="T85">CARD</text:span> | </text:p>
      <text:p text:style-name="P86"/>
      <text:p text:style-name="P87">/// <text:span text:style-name="T41">HYGUINE</text:span> \\\</text:p>
      <text:p text:style-name="P88">\\\ ORAL ///</text:p>
      <text:p text:style-name="P22"><text:span text:style-name="T19">TOOTHPASTE</text:span><text:span text:style-name="T12"> | </text:span></text:p>
      <text:p text:style-name="P22"><text:span text:style-name="T20">TOOTH BRUSH</text:span><text:span text:style-name="T12"> | </text:span></text:p>
      <text:p text:style-name="P22"><text:span text:style-name="T20">FLOSS</text:span><text:span text:style-name="T12"> | </text:span></text:p>
      <text:p text:style-name="P22"><text:span text:style-name="T20">TOUNGE SCRAPER</text:span><text:span text:style-name="T12"> | </text:span></text:p>
      <text:p text:style-name="P22"><text:span text:style-name="T20">MOUTHWASH</text:span><text:span text:style-name="T12"> | </text:span></text:p>
      <text:p text:style-name="P22"><text:span text:style-name="T20">CHAPSTICK</text:span><text:span text:style-name="T12"> | </text:span></text:p>
      <text:p text:style-name="P24"><text:span text:style-name="T20">WHITENING STRIPS</text:span><text:span text:style-name="T11"> | </text:span></text:p>
      <text:p text:style-name="P89">\\\ HAIR ///</text:p>
      <text:p text:style-name="P46">LEAVE-IN CONDITIONER | </text:p>
      <text:p text:style-name="P46">HAIR OIL | </text:p>
      <text:p text:style-name="P88">\\\ SKIN ///</text:p>
      <text:p text:style-name="P22"><text:span text:style-name="T20">SUNSCREEN</text:span><text:span text:style-name="T12"> | </text:span></text:p>
      <text:p text:style-name="P22"><text:span text:style-name="T20">MOISTERIZER</text:span><text:span text:style-name="T12"> | </text:span></text:p>
      <text:p text:style-name="P22"><text:span text:style-name="T20">RETINOL</text:span><text:span text:style-name="T12"> | </text:span></text:p>
      <text:p text:style-name="P22"><text:span text:style-name="T20">CLEANSER</text:span><text:span text:style-name="T12"> | </text:span></text:p>
      <text:p text:style-name="P88"><text:span text:style-name="T56">\</text:span>\\ MAINTENANCE ///</text:p>
      <text:p text:style-name="P22"><text:span text:style-name="T20">NAIL CLIPPER</text:span><text:span text:style-name="T12"> | </text:span></text:p>
      <text:p text:style-name="P22"><text:span text:style-name="T20">RAZOR</text:span><text:span text:style-name="T12"> | </text:span></text:p>
      <text:p text:style-name="P25"><text:span text:style-name="T20">WAX STRIPS</text:span><text:span text:style-name="T11"> | </text:span></text:p>
      <text:p text:style-name="P88"><text:span text:style-name="T56">\</text:span>\\ HANDS ///</text:p>
      <text:p text:style-name="P22"><text:span text:style-name="T20">SOAP</text:span><text:span text:style-name="T12"> | </text:span></text:p>
      <text:p text:style-name="P22"><text:span text:style-name="T20">SANATIZER</text:span><text:span text:style-name="T12"> | </text:span></text:p>
      <text:p text:style-name="P22"><text:span text:style-name="T20">LOTION</text:span><text:span text:style-name="T12"> | </text:span></text:p>
      <text:p text:style-name="P88"><text:span text:style-name="T56">\</text:span>\\ BATHING ///</text:p>
      <text:p text:style-name="P22"><text:span text:style-name="T20">SHAMPOO</text:span><text:span text:style-name="T12"> | </text:span></text:p>
      <text:p text:style-name="P22"><text:span text:style-name="T20">CONDITIONER</text:span><text:span text:style-name="T12"> | </text:span></text:p>
      <text:p text:style-name="P22"><text:span text:style-name="T20">BODY WASH</text:span><text:span text:style-name="T12"> | </text:span></text:p>
      <text:p text:style-name="P22"><text:span text:style-name="T20">SCRUBBER</text:span><text:span text:style-name="T12"> | </text:span></text:p>
      <text:p text:style-name="P22"><text:span text:style-name="T20">TOWEL</text:span><text:span text:style-name="T12"> | </text:span></text:p>
      <text:p text:style-name="P88"><text:span text:style-name="T56">\</text:span>\\ ODOR ///</text:p>
      <text:p text:style-name="P22"><text:span text:style-name="T20">DEORDERANT</text:span><text:span text:style-name="T12"> | </text:span></text:p>
      <text:p text:style-name="P22"><text:span text:style-name="T20">COLOGNE</text:span><text:span text:style-name="T12"> | </text:span></text:p>
      <text:p text:style-name="P90"/>
      <text:p text:style-name="P74"><text:span text:style-name="T26">/// </text:span><text:span text:style-name="T25">CLOTHING \\\</text:span></text:p>
      <text:p text:style-name="P78">\\\ HATS ///</text:p>
      <text:p text:style-name="P69">CAP<text:span text:style-name="T87">| </text:span></text:p>
      <text:p text:style-name="P69">BEANIE<text:span text:style-name="T87">| </text:span></text:p>
      <text:p text:style-name="P75">\\\ <text:span text:style-name="T68">MAS</text:span><text:span text:style-name="T69">K</text:span><text:span text:style-name="T70">S</text:span> ///</text:p>
      <text:p text:style-name="P47">FACE<text:span text:style-name="T33">| </text:span></text:p>
      <text:p text:style-name="P75"><text:span text:style-name="T23">\\\ </text:span><text:span text:style-name="T28">JACKET</text:span><text:span text:style-name="T29">S</text:span><text:span text:style-name="T23"> ///</text:span></text:p>
      <text:p text:style-name="P70"><text:span text:style-name="T86">SNOW </text:span><text:span text:style-name="T87">| </text:span></text:p>
      <text:p text:style-name="P70"><text:span text:style-name="T86">WIND</text:span> <text:span text:style-name="T87">| </text:span></text:p>
      <text:p text:style-name="P70"><text:span text:style-name="T86">RAIN</text:span> <text:span text:style-name="T87">| </text:span></text:p>
      <text:p text:style-name="P79">\\\ SHIRTS ///</text:p>
      <text:p text:style-name="P69">SLEEVELESS CROP <text:span text:style-name="T87">| </text:span></text:p>
      <text:p text:style-name="P79">\\\ HOODIES ///</text:p>
      <text:p text:style-name="P69">DROP SHOULDER CROP <text:span text:style-name="T87">| </text:span></text:p>
      <text:p text:style-name="P80"><text:span text:style-name="T66">\\\ GLOVES</text:span> ///</text:p>
      <text:p text:style-name="P69">FINGERLESS <text:span text:style-name="T87">| </text:span></text:p>
      <text:p text:style-name="P81"><text:span text:style-name="T66">\\\ </text:span><text:span text:style-name="T67">PANTIES</text:span><text:span text:style-name="T40"> ///</text:span></text:p>
      <text:p text:style-name="P69">SEAMLESS THONG <text:span text:style-name="T87">| </text:span></text:p>
      <text:p text:style-name="P82">\\\ SKIRTS ///</text:p>
      <text:p text:style-name="P71"><text:span text:style-name="T86">PLEATED</text:span> <text:span text:style-name="T87">| </text:span></text:p>
      <text:p text:style-name="P71"><text:span text:style-name="T86">PENCIL</text:span> <text:span text:style-name="T87">| </text:span></text:p>
      <text:p text:style-name="P79">\\\ SHORTS ///</text:p>
      <text:p text:style-name="P71"><text:span text:style-name="T86">HIGH WAISTED YOGA</text:span> <text:span text:style-name="T87">| </text:span></text:p>
      <text:p text:style-name="P71"><text:span text:style-name="T86">HIGH WAISTED DENIM</text:span> <text:span text:style-name="T87">| </text:span></text:p>
      <text:p text:style-name="P79">\\\ PANTS ///</text:p>
      <text:p text:style-name="P71"><text:span text:style-name="T86">HIGH WAISTED YOGA</text:span> <text:span text:style-name="T87">| </text:span></text:p>
      <text:p text:style-name="P71"><text:span text:style-name="T86">HIGH WAISTED DENIM</text:span> <text:span text:style-name="T87">| </text:span></text:p>
      <text:p text:style-name="P79">\\\ SOCKS ///</text:p>
      <text:p text:style-name="P72"><text:span text:style-name="T86">THIGH HIGH</text:span><text:span text:style-name="T39"> </text:span><text:span text:style-name="T87">| </text:span></text:p>
      <text:p text:style-name="P72"><text:span text:style-name="T86">KNEE HIGH</text:span><text:span text:style-name="T39"> </text:span><text:span text:style-name="T87">| </text:span></text:p>
      <text:p text:style-name="P72"><text:span text:style-name="T86">ANKLE</text:span><text:span text:style-name="T39"> </text:span><text:span text:style-name="T87">| </text:span></text:p>
      <text:p text:style-name="P48"><text:span text:style-name="T30">NO SHOW</text:span><text:span text:style-name="T24"> </text:span><text:span text:style-name="T33">| </text:span></text:p>
      <text:p text:style-name="P76"><text:span text:style-name="T24">\</text:span><text:span text:style-name="T23">\\ </text:span><text:span text:style-name="T27">SHOES</text:span><text:span text:style-name="T23"> ///</text:span></text:p>
      <text:p text:style-name="P47"><text:span text:style-name="T23">BOOTS</text:span><text:span text:style-name="T31"> </text:span><text:span text:style-name="T32">| </text:span></text:p>
      <text:p text:style-name="P67">SNEAKERS <text:span text:style-name="T87">| </text:span></text:p>
      <text:p text:style-name="P77">\\\ JEWLERY ///</text:p>
      <text:p text:style-name="P67">GLASSES <text:span text:style-name="T87">| </text:span></text:p>
      <text:p text:style-name="P67">SUN GLASSES <text:span text:style-name="T87">| </text:span></text:p>
      <text:p text:style-name="P67">EAR RINGS <text:span text:style-name="T87">| </text:span></text:p>
      <text:p text:style-name="P67">NECKLASE <text:span text:style-name="T87">| </text:span></text:p>
      <text:p text:style-name="P68">BELLY BUTTON RING <text:span text:style-name="T90">| </text:span></text:p>
      <text:p text:style-name="P67">RING <text:span text:style-name="T87">| </text:span></text:p>
      <text:p text:style-name="P67">WATCH <text:span text:style-name="T87">| </text:span></text:p>
      <text:p text:style-name="P67">BRACELET <text:span text:style-name="T87">| </text:span></text:p>
      <text:p text:style-name="P68">ANKLET <text:span text:style-name="T87">| </text:span></text:p>
      <text:p text:style-name="P91"/>
      <text:p text:style-name="P92"><text:span text:style-name="T35">/// </text:span><text:span text:style-name="T36">FOOD \\\</text:span></text:p>
      <text:p text:style-name="P93"><text:span text:style-name="T36">\</text:span><text:span text:style-name="T35">\\ DISHES ///</text:span></text:p>
      <text:p text:style-name="P49"><text:span text:style-name="T86">SPOON</text:span> | </text:p>
      <text:p text:style-name="P49"><text:span text:style-name="T86">FORK</text:span> | </text:p>
      <text:p text:style-name="P49"><text:span text:style-name="T86">KNIFE</text:span> | </text:p>
      <text:p text:style-name="P49"><text:span text:style-name="T86">BOWL</text:span> | </text:p>
      <text:p text:style-name="P49"><text:span text:style-name="T86">PLATE</text:span> | </text:p>
      <text:p text:style-name="P49"><text:span text:style-name="T86">POT</text:span> | </text:p>
      <text:p text:style-name="P49"><text:span text:style-name="T86">PAN</text:span> | </text:p>
      <text:p text:style-name="P93">\\\ CLEANING SUPPLIES ///</text:p>
      <text:p text:style-name="P66">WASTE BAGS | </text:p>
      <text:p text:style-name="P51"><text:span text:style-name="T86">SPONGE</text:span> <text:span text:style-name="T84">| </text:span></text:p>
      <text:p text:style-name="P51"><text:span text:style-name="T86">DISH SOAP</text:span> <text:span text:style-name="T84">| </text:span></text:p>
      <text:p text:style-name="P93">\\\ EQUIPMENT ///</text:p>
      <text:p text:style-name="P49"><text:span text:style-name="T86">GAS BURNER</text:span> | </text:p>
      <text:p text:style-name="P94"/>
      <text:p text:style-name="P42">/// <text:span text:style-name="T42">WATER </text:span><text:span text:style-name="T43">\\\</text:span></text:p>
      <text:p text:style-name="P52"><text:span text:style-name="T88">FILTER</text:span> | </text:p>
      <text:p text:style-name="P51"><text:span text:style-name="T88">POUCH</text:span> <text:span text:style-name="T84">| </text:span></text:p>
      <text:p text:style-name="P50"><text:span text:style-name="T88">BOTTLE</text:span> | </text:p>
      <text:p text:style-name="P94"/>
      <text:p text:style-name="P95">/// <text:span text:style-name="T9">TRANSPORTATION \\\</text:span></text:p>
      <text:p text:style-name="P53"><text:span text:style-name="T88">BIKE</text:span> | </text:p>
      <text:p text:style-name="P96"/>
      <text:p text:style-name="P98">/// <text:span text:style-name="T34">SLEEP \\\</text:span></text:p>
      <text:p text:style-name="P96"><text:span text:style-name="T21">SLEEPING BAG</text:span><text:span text:style-name="T13"> | </text:span></text:p>
      <text:p text:style-name="P97"><text:span text:style-name="T21">SLEEPING MAT</text:span><text:span text:style-name="T11"> </text:span><text:span text:style-name="T17">| </text:span></text:p>
      <text:p text:style-name="P54"><text:span text:style-name="T89">TENT</text:span> | </text:p>
      <text:p text:style-name="P54"><text:span text:style-name="T89">HAMICK</text:span> | </text:p>
      <text:p text:style-name="P55"><text:span text:style-name="T89">EAR PLUGS</text:span> | </text:p>
      <text:p text:style-name="P55"><text:span text:style-name="T89">EYE SHADE</text:span> | </text:p>
      <text:p text:style-name="P56"><text:span text:style-name="T89">PILLOW</text:span> <text:span text:style-name="T38">| </text:span></text:p>
      <text:p text:style-name="P26"><text:span text:style-name="T73"/></text:p>
      <text:p text:style-name="P5">/// PROFILE \\\</text:p>
      <text:p text:style-name="P21"><text:span text:style-name="T74">\\\</text:span><text:span text:style-name="T73"> </text:span><text:span text:style-name="T74">RESIDANCY </text:span><text:span text:style-name="T75">///</text:span></text:p>
      <text:p text:style-name="P27">Country | United States Of America</text:p>
      <text:p text:style-name="P27">State | </text:p>
      <text:p text:style-name="P27">City | </text:p>
      <text:p text:style-name="P2"><text:span text:style-name="T64">\\\</text:span> <text:span text:style-name="T7">EMPLOYMENT </text:span><text:span text:style-name="T4">///</text:span></text:p>
      <text:p text:style-name="P28">Remote | </text:p>
      <text:p text:style-name="P29">IRL | </text:p>
      <text:p text:style-name="P3"><text:span text:style-name="T64">\\\</text:span> CURRENCIES <text:span text:style-name="T4">///</text:span></text:p>
      <text:p text:style-name="P23">Physical | Gold Silver <text:span text:style-name="T8">Cash</text:span></text:p>
      <text:p text:style-name="P23">Crypto | Bitcoin Monero</text:p>
      <text:p text:style-name="P30">Digital | Debit </text:p>
      <text:p text:style-name="P4"><text:span text:style-name="T64">\\\</text:span> <text:span text:style-name="T65">PUBLIC INFORMATION</text:span> <text:span text:style-name="T4">///</text:span></text:p>
      <text:p text:style-name="P31">Name | Anthony Hernandez</text:p>
      <text:p text:style-name="P31">Birthdate | 03/21/2002</text:p>
      <text:p text:style-name="P31">Age | 21</text:p>
      <text:p text:style-name="P31">Sex | Male</text:p>
      <text:p text:style-name="P31">Gender | Man</text:p>
      <text:p text:style-name="P31">Pronouns | He/Him</text:p>
      <text:p text:style-name="P32">Sexual <text:span text:style-name="T61">Orientation</text:span> | <text:span text:style-name="T5">Straight</text:span></text:p>
      <text:p text:style-name="P35">Nationality | American</text:p>
      <text:p text:style-name="P39">Race | <text:span text:style-name="T60">Mexican</text:span></text:p>
      <text:p text:style-name="P40">Ethnicity | Hispanic</text:p>
      <text:p text:style-name="P36"><text:span text:style-name="T76">Relationship</text:span> Status | Single</text:p>
      <text:p text:style-name="P4"><text:span text:style-name="T64">\\\</text:span> CONTACT <text:span text:style-name="T4">///</text:span></text:p>
      <text:p text:style-name="P33">Home Address | </text:p>
      <text:p text:style-name="P34">Mail Address | </text:p>
      <text:p text:style-name="P33">Email | </text:p>
      <text:p text:style-name="P33"><text:span text:style-name="T62">VOIP </text:span><text:span text:style-name="T63">Number</text:span> | </text:p>
      <text:p text:style-name="P4"><text:span text:style-name="T64">\\\</text:span> IDENIFICATION <text:span text:style-name="T4">///</text:span></text:p>
      <text:p text:style-name="P31">Passport | </text:p>
      <text:p text:style-name="P31">Drivers Lisence | </text:p>
      <text:p text:style-name="P4"><text:span text:style-name="T64">\\\</text:span> PROOF <text:span text:style-name="T4">///</text:span></text:p>
      <text:p text:style-name="P31">Social Security Number | </text:p>
      <text:p text:style-name="P31">Birth Cirtificate | </text:p>
      <text:p text:style-name="P4"><text:span text:style-name="T64">\\\</text:span> <text:span text:style-name="T4">MEDICAL ///</text:span></text:p>
      <text:p text:style-name="P37"><text:span text:style-name="T6">Allergies</text:span> | </text:p>
      <text:p text:style-name="P37">Medicine | </text:p>
      <text:p text:style-name="P37">History | </text:p>
      <text:p text:style-name="P36">Insurance | 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Iosevka NF" svg:font-family="'Iosevka NF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3:17:38.128969344</meta:creation-date>
    <dc:date>2024-03-05T17:47:06.718240422</dc:date>
    <meta:editing-duration>P2DT22H17M32S</meta:editing-duration>
    <meta:editing-cycles>353</meta:editing-cycles>
    <meta:generator>LibreOffice/7.6.5.2$Linux_X86_64 LibreOffice_project/60$Build-2</meta:generator>
    <meta:document-statistic meta:table-count="0" meta:image-count="0" meta:object-count="0" meta:page-count="1" meta:paragraph-count="222" meta:word-count="658" meta:character-count="3242" meta:non-whitespace-character-count="2685"/>
  </office:meta>
</office:document-meta>
</file>